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A00000056F177981D.jpg"/>
  <manifest:file-entry manifest:media-type="image/jpeg" manifest:full-path="Pictures/10000000000000CA0000005A95C147C3.jpg"/>
  <manifest:file-entry manifest:media-type="image/jpeg" manifest:full-path="Pictures/10000000000000E900000127224DC58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5.998cm" fo:margin-left="-0.123cm" table:align="left" style:writing-mode="lr-tb"/>
    </style:style>
    <style:style style:name="Tabela1.A" style:family="table-column">
      <style:table-column-properties style:column-width="7.108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6.985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" style:family="table">
      <style:table-properties style:width="15.998cm" fo:margin-left="-0.123cm" table:align="left" style:writing-mode="lr-tb"/>
    </style:style>
    <style:style style:name="Tabela2.A" style:family="table-column">
      <style:table-column-properties style:column-width="7.108cm"/>
    </style:style>
    <style:style style:name="Tabela2.B" style:family="table-column">
      <style:table-column-properties style:column-width="1.905cm"/>
    </style:style>
    <style:style style:name="Tabela2.C" style:family="table-column">
      <style:table-column-properties style:column-width="6.98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3pt" fo:font-weight="bold" style:font-size-asian="3pt" style:font-weight-asian="bold" style:font-name-complex="Arial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font-name="Arial Narrow"/>
    </style:style>
    <style:style style:name="P6" style:family="paragraph" style:parent-style-name="Standard">
      <style:paragraph-properties fo:text-align="center" style:justify-single-word="false"/>
      <style:text-properties style:font-name="Arial Narrow" fo:font-size="11pt" fo:font-weight="bold" style:font-size-asian="11pt" style:font-weight-asian="bold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 Narrow" fo:font-size="11pt" fo:font-weight="bold" style:font-size-asian="11pt" style:font-weight-asian="bold" style:font-weight-complex="bold"/>
    </style:style>
    <style:style style:name="P8" style:family="paragraph" style:parent-style-name="Standard">
      <style:paragraph-properties style:snap-to-layout-grid="false"/>
      <style:text-properties style:font-name="Arial Narrow" fo:font-size="11pt" fo:font-weight="bold" style:font-size-asian="11pt" style:font-weight-asian="bold"/>
    </style:style>
    <style:style style:name="P9" style:family="paragraph" style:parent-style-name="Standard">
      <style:text-properties style:font-name="Arial Narrow" fo:font-size="11pt" style:font-size-asian="11pt"/>
    </style:style>
    <style:style style:name="P10" style:family="paragraph" style:parent-style-name="Standard">
      <style:paragraph-properties fo:text-align="center" style:justify-single-word="false"/>
      <style:text-properties style:font-name="Arial Narrow" fo:font-size="11pt" style:font-size-asian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 Narrow" fo:font-size="11pt" style:font-size-asian="11pt"/>
    </style:style>
    <style:style style:name="P12" style:family="paragraph" style:parent-style-name="Standard">
      <style:paragraph-properties style:snap-to-layout-grid="false"/>
      <style:text-properties style:font-name="Arial Narrow" fo:font-size="11pt" style:font-size-asian="11pt"/>
    </style:style>
    <style:style style:name="P13" style:family="paragraph" style:parent-style-name="Standard">
      <style:paragraph-properties fo:text-align="center" style:justify-single-word="false"/>
      <style:text-properties style:font-name="Arial Narrow" fo:font-size="9pt" fo:font-weight="bold" style:font-size-asian="9pt" style:font-weight-asian="bold" style:font-size-complex="9pt"/>
    </style:style>
    <style:style style:name="P14" style:family="paragraph" style:parent-style-name="Standard">
      <style:paragraph-properties fo:text-align="justify" style:justify-single-word="false"/>
      <style:text-properties style:font-name="Arial Narrow" fo:font-size="9pt" style:font-size-asian="9pt" style:font-size-complex="9pt"/>
    </style:style>
    <style:style style:name="P15" style:family="paragraph" style:parent-style-name="Standard">
      <style:paragraph-properties fo:text-align="justify" style:justify-single-word="false"/>
      <style:text-properties style:font-name="Arial Narrow" fo:font-size="10pt" style:font-size-asian="10pt" style:font-size-complex="10pt"/>
    </style:style>
    <style:style style:name="P16" style:family="paragraph" style:parent-style-name="Standard">
      <style:paragraph-properties fo:line-height="150%" fo:text-align="center" style:justify-single-word="false"/>
      <style:text-properties style:font-name="Arial Narrow" fo:font-size="10pt" style:font-size-asian="10pt" style:font-name-complex="Arial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Arial Narrow"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 Narrow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19" style:family="paragraph" style:parent-style-name="Standard">
      <style:text-properties style:font-name="Arial Narrow" fo:font-size="5pt" style:font-size-asian="5pt"/>
    </style:style>
    <style:style style:name="P20" style:family="paragraph" style:parent-style-name="Standard">
      <style:text-properties fo:color="#ff0000" style:font-name="Arial Narrow" fo:font-size="11pt" style:font-size-asian="11pt"/>
    </style:style>
    <style:style style:name="P21" style:family="paragraph" style:parent-style-name="Standard">
      <style:paragraph-properties fo:text-align="center" style:justify-single-word="false"/>
      <style:text-properties fo:color="#ff0000" style:font-name="Arial Narrow" fo:font-size="11pt" style:font-size-asian="11pt"/>
    </style:style>
    <style:style style:name="P22" style:family="paragraph" style:parent-style-name="Standard">
      <style:paragraph-properties fo:line-height="150%" fo:text-align="center" style:justify-single-word="false"/>
    </style:style>
    <style:style style:name="P23" style:family="paragraph" style:parent-style-name="Standard">
      <style:paragraph-properties fo:margin-left="0cm" fo:margin-right="2.099cm" fo:text-align="center" style:justify-single-word="false" fo:text-indent="0cm" style:auto-text-indent="false" style:snap-to-layout-grid="false"/>
      <style:text-properties fo:font-size="4pt" fo:letter-spacing="-0.004cm" style:font-size-asian="4pt"/>
    </style:style>
    <style:style style:name="P24" style:family="paragraph" style:parent-style-name="Header">
      <style:paragraph-properties style:snap-to-layout-grid="false">
        <style:tab-stops/>
      </style:paragraph-properties>
      <style:text-properties style:font-name="Verdana"/>
    </style:style>
    <style:style style:name="P25" style:family="paragraph" style:parent-style-name="Header">
      <style:paragraph-properties fo:text-align="center" style:justify-single-word="false" style:snap-to-layout-gri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P26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P27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P28" style:family="paragraph" style:parent-style-name="Endnote">
      <style:paragraph-properties fo:orphans="2" fo:widows="2" style:text-autospace="ideograph-alpha"/>
      <style:text-properties fo:font-size="6pt" fo:language="zxx" fo:country="none" style:font-size-asian="6pt" style:language-asian="zxx" style:country-asian="none"/>
    </style:style>
    <style:style style:name="P29" style:family="paragraph" style:parent-style-name="Footer">
      <style:text-properties fo:font-size="1pt"/>
    </style:style>
    <style:style style:name="P30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P31" style:family="paragraph" style:parent-style-name="Footer">
      <style:paragraph-properties fo:text-align="center" style:justify-single-word="false" style:snap-to-layout-grid="false"/>
      <style:text-properties style:font-name="Verdana" fo:font-size="8pt" style:font-size-asian="8pt" style:font-name-complex="Arial"/>
    </style:style>
    <style:style style:name="P32" style:family="paragraph" style:parent-style-name="Footer">
      <style:paragraph-properties fo:text-align="center" style:justify-single-word="false"/>
    </style:style>
    <style:style style:name="P33" style:family="paragraph" style:parent-style-name="Footer">
      <style:paragraph-properties>
        <style:tab-stops>
          <style:tab-stop style:position="5.08cm"/>
          <style:tab-stop style:position="7.795cm" style:type="center"/>
          <style:tab-stop style:position="8.294cm" style:type="center"/>
          <style:tab-stop style:position="15.589cm" style:type="right"/>
        </style:tab-stops>
      </style:paragraph-properties>
    </style:style>
    <style:style style:name="P34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035cm solid #000000" style:snap-to-layout-grid="false"/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P35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P36" style:family="paragraph" style:parent-style-name="Recuo_20_de_20_corpo_20_de_20_texto_20_2">
      <style:paragraph-properties fo:margin-left="0cm" fo:margin-right="0cm" fo:text-indent="0cm" style:auto-text-indent="false"/>
      <style:text-properties style:font-name="Arial Narrow"/>
    </style:style>
    <style:style style:name="P37" style:family="paragraph" style:parent-style-name="Text_20_body_20_indent">
      <style:paragraph-properties fo:margin-left="0cm" fo:margin-right="0cm" fo:text-indent="0cm" style:auto-text-indent="false"/>
    </style:style>
    <style:style style:name="P38" style:family="paragraph" style:parent-style-name="Text_20_body_20_indent">
      <style:paragraph-properties fo:margin-left="0cm" fo:margin-right="0cm" fo:text-indent="0cm" style:auto-text-indent="false"/>
      <style:text-properties style:font-name="Arial Narrow"/>
    </style:style>
    <style:style style:name="P39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style:font-size-asian="12pt"/>
    </style:style>
    <style:style style:name="P40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fo:font-weight="bold" style:font-size-asian="12pt" style:font-weight-asian="bold"/>
    </style:style>
    <style:style style:name="P41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6pt" fo:font-weight="bold" style:font-size-asian="6pt" style:font-weight-asian="bold"/>
    </style:style>
    <style:style style:name="P42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6pt" style:font-size-asian="6pt"/>
    </style:style>
    <style:style style:name="P43" style:family="paragraph" style:parent-style-name="Text_20_body">
      <style:paragraph-properties fo:margin-left="6.033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</style:style>
    <style:style style:name="P44" style:family="paragraph" style:parent-style-name="Text_20_body">
      <style:paragraph-properties fo:margin-left="5.001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 Narrow" fo:font-weight="bold" style:font-weight-asian="bold"/>
    </style:style>
    <style:style style:name="P45" style:family="paragraph" style:parent-style-name="Corpo_20_de_20_texto_20_2">
      <style:text-properties style:font-name="Arial Narrow"/>
    </style:style>
    <style:style style:name="P46" style:family="paragraph" style:parent-style-name="Text_20_body_20_indent">
      <style:paragraph-properties fo:margin-left="0cm" fo:margin-right="0cm" fo:text-indent="0.953cm" style:auto-text-indent="false"/>
      <style:text-properties style:font-name="Arial Narrow" fo:font-size="12pt" style:font-size-asian="12pt"/>
    </style:style>
    <style:style style:name="P47" style:family="paragraph" style:parent-style-name="Standard">
      <style:paragraph-properties fo:margin-left="0cm" fo:margin-right="0cm" fo:text-align="end" style:justify-single-word="false" fo:text-indent="2.223cm" style:auto-text-indent="false"/>
    </style:style>
    <style:style style:name="P48" style:family="paragraph" style:parent-style-name="Standard">
      <style:paragraph-properties fo:margin-left="0.953cm" fo:margin-right="0cm" fo:text-align="end" style:justify-single-word="false" fo:text-indent="2.223cm" style:auto-text-indent="false"/>
      <style:text-properties style:font-name="Arial Narrow"/>
    </style:style>
    <style:style style:name="P49" style:family="paragraph" style:parent-style-name="Standard">
      <style:paragraph-properties fo:margin-left="2.498cm" fo:margin-right="0cm" fo:text-indent="-2.498cm" style:auto-text-indent="false"/>
      <style:text-properties style:font-name="Arial Narrow" fo:font-size="11pt" style:font-size-asian="11pt"/>
    </style:style>
    <style:style style:name="P50" style:family="paragraph" style:parent-style-name="Standard">
      <style:paragraph-properties fo:margin-left="2.498cm" fo:margin-right="0cm" fo:text-indent="-2.498cm" style:auto-text-indent="false" style:snap-to-layout-grid="false"/>
      <style:text-properties style:font-name="Arial Narrow" fo:font-size="11pt" style:font-size-asian="11pt"/>
    </style:style>
    <style:style style:name="P51" style:family="paragraph" style:parent-style-name="Standard">
      <style:paragraph-properties fo:text-align="center" style:justify-single-word="false"/>
      <style:text-properties style:font-name="Arial Narrow" fo:font-size="11pt" style:font-size-asian="11pt"/>
    </style:style>
    <style:style style:name="P52" style:family="paragraph" style:parent-style-name="Standard">
      <style:paragraph-properties fo:text-align="center" style:justify-single-word="false" style:snap-to-layout-grid="false"/>
      <style:text-properties style:font-name="Arial Narrow" fo:font-size="11pt" officeooo:paragraph-rsid="0020746d" style:font-size-asian="11pt"/>
    </style:style>
    <style:style style:name="P53" style:family="paragraph" style:parent-style-name="Standard">
      <style:paragraph-properties fo:text-align="center" style:justify-single-word="false"/>
      <style:text-properties style:font-name="Arial Narrow" fo:font-size="11pt" officeooo:rsid="0006f590" officeooo:paragraph-rsid="0020746d" style:font-size-asian="11pt"/>
    </style:style>
    <style:style style:name="P54" style:family="paragraph" style:parent-style-name="Standard">
      <style:paragraph-properties fo:text-align="center" style:justify-single-word="false" style:snap-to-layout-grid="false"/>
      <style:text-properties style:font-name="Arial Narrow" fo:font-size="11pt" fo:font-weight="bold" officeooo:rsid="0006f590" officeooo:paragraph-rsid="0020746d" style:font-size-asian="11pt" style:font-weight-asian="bold" style:font-weight-complex="bold"/>
    </style:style>
    <style:style style:name="P55" style:family="paragraph" style:parent-style-name="Standard">
      <style:text-properties style:font-name="Arial Narrow" fo:font-size="10pt" style:font-size-asian="10pt" style:font-size-complex="10pt"/>
    </style:style>
    <style:style style:name="P56" style:family="paragraph" style:parent-style-name="Standard">
      <style:text-properties fo:color="#ff0000" style:font-name="Arial Narrow" fo:font-size="11pt" officeooo:paragraph-rsid="0020746d" style:font-size-asian="11pt"/>
    </style:style>
    <style:style style:name="P57" style:family="paragraph" style:parent-style-name="Standard">
      <style:paragraph-properties fo:text-align="center" style:justify-single-word="false"/>
      <style:text-properties fo:color="#333333" style:font-name="Arial Narrow" fo:font-size="11pt" officeooo:rsid="0006f590" officeooo:paragraph-rsid="0020746d" style:font-size-asian="11pt"/>
    </style:style>
    <style:style style:name="P58" style:family="paragraph" style:parent-style-name="Standard">
      <style:paragraph-properties fo:text-align="center" style:justify-single-word="false" style:snap-to-layout-grid="false"/>
      <style:text-properties fo:color="#333333" style:font-name="Arial Narrow" fo:font-size="11pt" officeooo:rsid="0006f590" officeooo:paragraph-rsid="0020746d" style:font-size-asian="11pt"/>
    </style:style>
    <style:style style:name="P59" style:family="paragraph" style:parent-style-name="Standard">
      <style:paragraph-properties fo:break-before="page"/>
      <style:text-properties style:font-name="Arial Narrow" fo:font-size="10pt" style:font-size-asian="10pt" style:font-size-complex="10pt"/>
    </style:style>
    <style:style style:name="P60" style:family="paragraph" style:parent-style-name="Heading_20_1">
      <style:text-properties style:font-name="Arial Narrow" fo:font-size="2pt" style:font-size-asian="2pt"/>
    </style:style>
    <style:style style:name="P61" style:family="paragraph" style:parent-style-name="Heading_20_7">
      <style:text-properties style:font-name="Arial Narrow" style:text-underline-style="solid" style:text-underline-width="auto" style:text-underline-color="font-color" fo:font-weight="bold" style:font-weight-asian="bold" style:font-weight-complex="bold"/>
    </style:style>
    <style:style style:name="P62" style:family="paragraph" style:parent-style-name="Heading_20_6" style:list-style-name="">
      <style:paragraph-properties fo:margin-left="0cm" fo:margin-right="0cm" fo:text-align="center" style:justify-single-word="false" fo:orphans="2" fo:widows="2" fo:text-indent="0cm" style:auto-text-indent="false"/>
      <style:text-properties style:text-underline-style="solid" style:text-underline-width="auto" style:text-underline-color="font-color" fo:font-weight="bold" style:font-weight-asian="bold"/>
    </style:style>
    <style:style style:name="P63" style:family="paragraph" style:parent-style-name="Heading_20_6">
      <style:paragraph-properties fo:margin-left="0cm" fo:margin-right="0cm" fo:text-align="center" style:justify-single-word="false" fo:text-indent="0cm" style:auto-text-indent="false"/>
    </style:style>
    <style:style style:name="P64" style:family="paragraph" style:parent-style-name="Heading_20_6">
      <style:paragraph-properties fo:margin-left="0cm" fo:margin-right="0cm" fo:text-align="center" style:justify-single-word="false" fo:text-indent="0cm" style:auto-text-indent="false" fo:break-before="page"/>
      <style:text-properties style:text-underline-style="solid" style:text-underline-width="auto" style:text-underline-color="font-color" fo:font-weight="bold" style:font-weight-asian="bold"/>
    </style:style>
    <style:style style:name="P65" style:family="paragraph" style:parent-style-name="Recuo_20_de_20_corpo_20_de_20_texto_20_2" style:master-page-name="Standard">
      <style:paragraph-properties fo:margin-left="0cm" fo:margin-right="-0.191cm" fo:text-indent="0cm" style:auto-text-indent="false" style:page-number="auto"/>
    </style:style>
    <style:style style:name="P66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P67" style:family="paragraph">
      <style:paragraph-properties fo:text-align="center" style:writing-mode="lr-tb"/>
    </style:style>
    <style:style style:name="T1" style:family="text">
      <style:text-properties style:font-name="Verdana" fo:font-size="8pt" style:font-size-asian="8pt" style:font-name-complex="Arial"/>
    </style:style>
    <style:style style:name="T2" style:family="text">
      <style:text-properties style:font-name="Arial Narrow"/>
    </style:style>
    <style:style style:name="T3" style:family="text">
      <style:text-properties style:font-name="Arial Narrow" fo:font-weight="bold" style:font-weight-asian="bold"/>
    </style:style>
    <style:style style:name="T4" style:family="text">
      <style:text-properties style:font-name="Arial Narrow" fo:font-weight="bold" style:font-weight-asian="bold" style:font-weight-complex="bold"/>
    </style:style>
    <style:style style:name="T5" style:family="text">
      <style:text-properties style:font-name="Arial Narrow" fo:font-weight="bold" officeooo:rsid="00204b8a" style:font-weight-asian="bold"/>
    </style:style>
    <style:style style:name="T6" style:family="text">
      <style:text-properties style:font-name="Arial Narrow" fo:font-size="12pt" fo:font-weight="bold" style:font-size-asian="12pt" style:font-weight-asian="bold"/>
    </style:style>
    <style:style style:name="T7" style:family="text">
      <style:text-properties style:font-name="Arial Narrow" fo:font-size="12pt" fo:font-weight="bold" style:font-size-asian="12pt" style:font-weight-asian="bold" style:font-name-complex="Arial"/>
    </style:style>
    <style:style style:name="T8" style:family="text">
      <style:text-properties style:font-name="Arial Narrow" fo:font-size="12pt" fo:font-weight="bold" style:font-size-asian="12pt" style:font-weight-asian="bold" style:font-weight-complex="bold"/>
    </style:style>
    <style:style style:name="T9" style:family="text">
      <style:text-properties style:font-name="Arial Narrow" fo:font-size="12pt" fo:font-weight="bold" officeooo:rsid="00204b8a" style:font-size-asian="12pt" style:font-weight-asian="bold"/>
    </style:style>
    <style:style style:name="T10" style:family="text">
      <style:text-properties style:font-name="Arial Narrow" fo:font-size="12pt" style:font-size-asian="12pt"/>
    </style:style>
    <style:style style:name="T11" style:family="text">
      <style:text-properties style:font-name="Arial Narrow" fo:font-size="12pt" style:font-size-asian="12pt" style:font-name-complex="Arial"/>
    </style:style>
    <style:style style:name="T12" style:family="text">
      <style:text-properties style:font-name="Arial Narrow" fo:font-size="12pt" style:font-size-asian="12pt" style:font-size-complex="12pt"/>
    </style:style>
    <style:style style:name="T13" style:family="text">
      <style:text-properties style:font-name="Arial Narrow" fo:font-size="12pt" style:font-size-asian="12pt" style:font-weight-complex="bold"/>
    </style:style>
    <style:style style:name="T14" style:family="text">
      <style:text-properties style:font-name="Arial Narrow" fo:font-size="12pt" officeooo:rsid="00204b8a" style:font-size-asian="12pt"/>
    </style:style>
    <style:style style:name="T15" style:family="text">
      <style:text-properties style:font-name="Arial Narrow" style:font-name-complex="Arial"/>
    </style:style>
    <style:style style:name="T16" style:family="text">
      <style:text-properties style:font-name="Arial Narrow" officeooo:rsid="0020746d"/>
    </style:style>
    <style:style style:name="T17" style:family="text">
      <style:text-properties fo:color="#00b0f0" style:font-name="Arial Narrow"/>
    </style:style>
    <style:style style:name="T18" style:family="text">
      <style:text-properties fo:color="#00b0f0" style:font-name="Arial Narrow" fo:font-weight="bold" style:font-weight-asian="bold" style:font-weight-complex="bold"/>
    </style:style>
    <style:style style:name="T19" style:family="text">
      <style:text-properties fo:color="#00b0f0" style:font-name="Arial Narrow" fo:font-size="12pt" fo:font-weight="bold" style:font-size-asian="12pt" style:font-weight-asian="bold" style:font-weight-complex="bold"/>
    </style:style>
    <style:style style:name="T20" style:family="text">
      <style:text-properties fo:color="#00b0f0" style:font-name="Arial Narrow" fo:font-size="12pt" style:font-size-asian="12pt"/>
    </style:style>
    <style:style style:name="T21" style:family="text">
      <style:text-properties fo:color="#00b0f0" style:font-name="Arial Narrow" style:font-name-complex="Arial"/>
    </style:style>
    <style:style style:name="T22" style:family="text">
      <style:text-properties fo:color="#ff0000"/>
    </style:style>
    <style:style style:name="T23" style:family="text">
      <style:text-properties fo:color="#ff0000" style:font-name="Arial Narrow"/>
    </style:style>
    <style:style style:name="T24" style:family="text">
      <style:text-properties fo:color="#ff0000" style:font-name="Arial Narrow" fo:font-weight="bold" style:font-weight-asian="bold"/>
    </style:style>
    <style:style style:name="T25" style:family="text">
      <style:text-properties fo:color="#ff0000" style:font-name="Arial Narrow" fo:font-size="12pt" fo:font-weight="bold" style:font-size-asian="12pt" style:font-weight-asian="bold" style:font-weight-complex="bold"/>
    </style:style>
    <style:style style:name="T26" style:family="text">
      <style:text-properties fo:color="#ff0000" style:font-name="Arial Narrow" fo:font-size="12pt" style:font-size-asian="12pt"/>
    </style:style>
    <style:style style:name="T27" style:family="text">
      <style:text-properties fo:color="#ff0000" style:font-name="Arial Narrow" officeooo:rsid="0020746d"/>
    </style:style>
    <style:style style:name="T28" style:family="text">
      <style:text-properties fo:color="#ff0000" style:text-underline-style="solid" style:text-underline-width="auto" style:text-underline-color="font-color" fo:font-weight="bold" style:font-weight-asian="bold"/>
    </style:style>
    <style:style style:name="T29" style:family="text">
      <style:text-properties fo:color="#000000" style:font-name="Arial Narrow" fo:font-size="12pt" style:font-size-asian="12pt"/>
    </style:style>
    <style:style style:name="T30" style:family="text">
      <style:text-properties fo:color="#000000" style:font-name="Arial Narrow" fo:font-size="12pt" fo:font-weight="bold" style:font-size-asian="12pt" style:font-weight-asian="bold" style:font-weight-complex="bold"/>
    </style:style>
    <style:style style:name="T31" style:family="text">
      <style:text-properties fo:text-transform="uppercase" style:font-name="Arial Narrow" fo:font-size="12pt" style:font-size-asian="12pt"/>
    </style:style>
    <style:style style:name="T32" style:family="text">
      <style:text-properties style:text-underline-style="solid" style:text-underline-width="auto" style:text-underline-color="font-color" fo:font-weight="bold" style:font-weight-asian="bold"/>
    </style:style>
    <style:style style:name="T33" style:family="text">
      <style:text-properties style:text-underline-style="solid" style:text-underline-width="auto" style:text-underline-color="font-color" fo:font-weight="bold" officeooo:rsid="0020746d" style:font-weight-asian="bold"/>
    </style:style>
    <style:style style:name="T34" style:family="text">
      <style:text-properties fo:font-size="11pt"/>
    </style:style>
    <style:style style:name="T35" style:family="text">
      <style:text-properties style:font-size-asian="11pt"/>
    </style:style>
    <style:style style:name="T36" style:family="text">
      <style:text-properties officeooo:rsid="0006f590"/>
    </style:style>
    <style:style style:name="T37" style:family="text">
      <style:text-properties fo:color="#333333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2cm" draw:visible-area-height="6.404cm"/>
    </style:style>
    <style:style style:name="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<text:span text:style-name="T4">Convênio nº </text:span><text:span text:style-name="T18">___</text:span><text:span text:style-name="T4">/20</text:span><text:span text:style-name="T18">___</text:span></text:p>
      <text:p text:style-name="P36"/>
      <text:p text:style-name="P43"><text:span text:style-name="T3">CONVÊNIO QUE ENTRE SI CELEBRAM A UNIVERSIDADE ESTADUAL DO NORTE FLUMINENSE DARCY RIBEIRO – UENF E A </text:span><text:span text:style-name="T5">[RAZAO_SOCIAL] – [NOME].</text:span></text:p>
      <text:p text:style-name="P44"/>
      <text:p text:style-name="P44"/>
      <text:p text:style-name="P37"><text:span text:style-name="T7">UNIVERSIDADE ESTADUAL DO NORTE FLUMINENSE DARCY RIBEIRO – UENF,</text:span><text:span text:style-name="T11"> fundação com personalidade jurídica de direito público, instituída em conformidade com a Lei nº 2.043, de 10 de dezembro de 1992, vinculada à Secretaria de Estado de Ciência, Tecnologia e Inovação, inscrita no CNPJ sob o n. º 04.809.688/0001-06, com sede na Av. Alberto Lamego, nº. 2000, Parque Califórnia, Campos dos Goytacazes/RJ, CEP 28015-620, neste ato representado por </text:span><text:span text:style-name="T10">sua Pró-Reitora de Graduação, </text:span><text:span text:style-name="T12">PROFESSORA ANA BEATRIZ GARCIA, brasileira, solteira, servidor público estadual, portadora da CI nº 16827750-5, expedida pelo SSP-SP e CPF/MF nº 120.205,008-50, residente e domiciliada na Rua Dr. Aurélio Francisco Gomes, nº. 79, apto 202, Flamboyant, Campos dos Goytacazes/RJ, CEP 28015-210</text:span><text:span text:style-name="T11">, doravante denominada</text:span><text:span text:style-name="T10"> simplesmente </text:span><text:span text:style-name="T6">UENF e </text:span><text:span text:style-name="T9">[RAZAO_SOCIAL]</text:span><text:span text:style-name="T10">, inscrita no CNPJ sob o nº [CNPJ], situada na [RUA], nº. [NUMERO], [BAIRRO], [CIDADE]/[ESTADO], CEP [CEP], neste ato representada por seu [FUNCAO_REPRESENTANTE], [NOME_REPRESENTANTE] portador da CI nº [RG_REPRESENTANTE], emitido por [FUNCAO_REPRESENTANTE] e CPF nº [CPF_REPRESENTANTE], doravante denominado simplesmente </text:span><text:span text:style-name="T9">[NOME]</text:span><text:span text:style-name="T10">,têm entre si, justo e avençado e firmam por força do presente instrumento, o Termo de Convênio em questão, conforme consta no Processo Administrativo </text:span><text:span text:style-name="T19">_____</text:span><text:span text:style-name="T20">_________________</text:span><text:span text:style-name="T10">, e em consonância com a Lei Federal nº 11.788/2008, a Lei Estadual (RJ) nº 287/79, e Decreto Estadual nº 3.149/80 (RJ), mediante as seguintes cláusulas e condições:</text:span></text:p>
      <text:p text:style-name="P46"/>
      <text:p text:style-name="P40">CLÁUSULA PRIMEIRA: DO OBJETO</text:p>
      <text:p text:style-name="P41"/>
      <text:p text:style-name="P37"><text:span text:style-name="T10">O Presente convênio tem como objetivo regular as relações entre as partes ora conveniadas, no que tange a concessão de estágio para alunos regularmente matriculados nos cursos oferecidos pela </text:span><text:span text:style-name="T6">[NOME]</text:span><text:span text:style-name="T10">.</text:span></text:p>
      <text:p text:style-name="P38"/>
      <text:p text:style-name="P37"><text:span text:style-name="T10">I – Considera-se estágio curricular, atividades de aprendizagem social, profissional e cultural, proporcionada ao estudante pela participação em situações reais de vida e trabalho em seu meio, sendo realizada na </text:span><text:soft-page-break/><text:span text:style-name="T10">comunidade em geral ou junto a pessoas jurídicas de direito público ou privado, sob a responsabilidade da </text:span><text:span text:style-name="T6">[NOME]</text:span><text:span text:style-name="T10">.</text:span></text:p>
      <text:p text:style-name="P38"/>
      <text:p text:style-name="P37"><text:span text:style-name="T10">II – O Estágio curricular, como procedimento didático-pedagógico, é atividade de competência da </text:span><text:span text:style-name="T6">[NOME]</text:span><text:span text:style-name="T10"> a quem cabe a decisão sobre a matéria.</text:span></text:p>
      <text:p text:style-name="P38"/>
      <text:p text:style-name="P37"><text:span text:style-name="T10">III – A participação da </text:span><text:span text:style-name="T8">UENF</text:span><text:span text:style-name="T10"> dar-se-á no âmbito de oferecimento de oportunidades de estágio e outras formas de ajuda, colaborando no processo educacional.</text:span></text:p>
      <text:p text:style-name="P40"/>
      <text:p text:style-name="P40"/>
      <text:p text:style-name="P40"/>
      <text:p text:style-name="P37"><text:span text:style-name="T6">CLÁUSULA SEGUNDA</text:span><text:span text:style-name="T10">: </text:span><text:span text:style-name="T8">DA </text:span><text:span text:style-name="T6">COMPETÊNCIA DA [NOME]</text:span></text:p>
      <text:p text:style-name="P42"/>
      <text:p text:style-name="P37"><text:span text:style-name="T10">I – Selecionar, dentre seus alunos, que atenda as condições e requisitos e nas quantidades previamente determinada, e efetivar o encaminhamento à </text:span><text:span text:style-name="T8">UENF</text:span><text:span text:style-name="T10">.</text:span></text:p>
      <text:p text:style-name="P38"/>
      <text:p text:style-name="P39">II – Determinar a carga horária, duração e jornada de estágio curricular, que não poderá ser inferior a um semestre letivo.</text:p>
      <text:p text:style-name="P38"/>
      <text:p text:style-name="P37"><text:span text:style-name="T10">III – Estabelecer os parâmetros próprios para as áreas de interesse da </text:span><text:span text:style-name="T6">[NOME]</text:span><text:span text:style-name="T10">.</text:span></text:p>
      <text:p text:style-name="P38"/>
      <text:p text:style-name="P39">IV – Organizar, orientar, supervisionar e avaliar o estágio curricular.</text:p>
      <text:p text:style-name="P39"/>
      <text:p text:style-name="P40">CLÁUSULA TERCEIRA: DA COMPETÊNCIA DA UENF</text:p>
      <text:p text:style-name="P42"/>
      <text:p text:style-name="P39">I – Informar as áreas de atuação nas quais serão aceitos os estagiários e suas respectivas quantidades, conforme as condições e requisitos a serem estabelecidos.</text:p>
      <text:p text:style-name="P38"/>
      <text:p text:style-name="P37"><text:span text:style-name="T10">II – Receber e triar os alunos, previamente selecionados e encaminhados pela </text:span><text:span text:style-name="T6">[NOME]</text:span><text:span text:style-name="T10">, mediante processo interno, de acordo com as necessidades administrativa-operacionais da </text:span><text:span text:style-name="T8">UENF</text:span><text:span text:style-name="T10">, para usufruírem as oportunidades de estágio;</text:span></text:p>
      <text:p text:style-name="P38"/>
      <text:p text:style-name="P37"><text:span text:style-name="T10">III – Firmar com os alunos escolhidos, Termos de Compromisso devidamente assinado pelas partes, com a interveniência da </text:span><text:span text:style-name="T6">[NOME]</text:span><text:span text:style-name="T10">.</text:span></text:p>
      <text:p text:style-name="P38"/>
      <text:p text:style-name="P37"><text:span text:style-name="T10">IV – Encaminhar a </text:span><text:span text:style-name="T6">[NOME]</text:span><text:span text:style-name="T10"> cópia do Termo de Compromisso devidamente assinado pelas partes com a interveniência da </text:span><text:span text:style-name="T6">[NOME]</text:span><text:span text:style-name="T10">;</text:span></text:p>
      <text:p text:style-name="P38"/>
      <text:p text:style-name="P39"><text:soft-page-break/>V – Proporcionar aos estagiários atividades de aprendizagem social, profissional e cultural compatíveis com o contexto básico da profissão relativa a cada curso, bem como, condições de treinamento prático e de relações humanas no trabalho;</text:p>
      <text:p text:style-name="P38"/>
      <text:p text:style-name="P39">VI – Expedir certificado de estágio, findo o prazo pactuado no Termo de Compromisso, quando assim requerido pelo aluno.</text:p>
      <text:p text:style-name="P39"/>
      <text:p text:style-name="P40">CLÁUSULA QUARTA: DO SEGURO CONTRA ACIDENTES PESSOAIS</text:p>
      <text:p text:style-name="P42"/>
      <text:p text:style-name="P37"><text:span text:style-name="T10"><text:s/>A </text:span><text:span text:style-name="T8">UENF</text:span><text:span text:style-name="T10"> providenciará apólice do seguro contra acidentes pessoais em nome de seus estagiários, durante a vigência dos Termos de Compromissos, caso a </text:span><text:span text:style-name="T6">[NOME] </text:span><text:span text:style-name="T13">não providencie.</text:span></text:p>
      <text:p text:style-name="P39"/>
      <text:p text:style-name="P40">CLÁUSULA QUINTA: DA RELAÇÃO DAS PARTES</text:p>
      <text:p text:style-name="P41"/>
      <text:p text:style-name="P37"><text:span text:style-name="T10">O estagiário não terá, em hipótese alguma, vínculo empregatício de qualquer natureza com a </text:span><text:span text:style-name="T6">CONCEDENTE</text:span><text:span text:style-name="T10"> de acordo com o que dispõe o artigo 3º da Lei 11.788/2008.</text:span></text:p>
      <text:p text:style-name="P39"><text:s/></text:p>
      <text:p text:style-name="P39"/>
      <text:p text:style-name="P39"/>
      <text:p text:style-name="P40">CLÁUSULA SEXTA: DOS TERMOS DE COMPROMISSO</text:p>
      <text:p text:style-name="P41"/>
      <text:p text:style-name="P37"><text:span text:style-name="T10">A </text:span><text:span text:style-name="T6">UENF</text:span><text:span text:style-name="T10"> celebrará com o estagiário </text:span><text:span text:style-name="T31">Termo</text:span><text:span text:style-name="T10"> </text:span><text:span text:style-name="T31">de CompromissO,</text:span><text:span text:style-name="T10"> no qual estarão estabelecidas as condições específicas do estágio, mediante a interveniência da </text:span><text:span text:style-name="T6">[NOME]</text:span><text:span text:style-name="T10">, e contendo, entre outras as seguintes disposições:</text:span></text:p>
      <text:p text:style-name="P39"/>
      <text:p text:style-name="P39">I – Remuneração do estagiário (se houver), e o programa de trabalho a conta do qual correrão tais despesas;</text:p>
      <text:p text:style-name="P39">II – Vigência do estágio;</text:p>
      <text:p text:style-name="P39">III – Obrigação das partes;</text:p>
      <text:p text:style-name="P39">IV – Carga horária e período de estágio;</text:p>
      <text:p text:style-name="P39">V – Rescisão.</text:p>
      <text:p text:style-name="P39"/>
      <text:p text:style-name="P40">CLÁUSULA SÉTIMA: DA VIGÊNCIA DO CONVÊNIO</text:p>
      <text:p text:style-name="P41"/>
      <text:p text:style-name="P39">O presente Convênio vigerá por 05 (cinco) anos a partir de sua assinatura.</text:p>
      <text:p text:style-name="P40"/>
      <text:p text:style-name="P40">CLÁUSULA OITAVA: DA RESCISÃO DO CONVÊNIO</text:p>
      <text:p text:style-name="P41"/>
      <text:p text:style-name="P39"><text:soft-page-break/>Rescindir-se-á o presente Convênio, independentemente de qualquer aviso ou notificação judicial ou extrajudicial, quando se verificar uma das seguintes hipóteses:</text:p>
      <text:p text:style-name="P39"/>
      <text:p text:style-name="P39">I – Em qualquer caso de desrespeito aos termos previstos neste Convênio e em seus Termos Aditivos, que por ventura venham a sucede-lo e complementá-lo;</text:p>
      <text:p text:style-name="P38"/>
      <text:p text:style-name="P39">II – Por prévio e expresso acordo firmado entre as partes com no mínimo 90 (noventa) dias de antecedência;</text:p>
      <text:p text:style-name="P38"/>
      <text:p text:style-name="P39">III – Findo o prazo estabelecido na Cláusula Sétima, e não tendo sido proposta e firmada a sua renovação;</text:p>
      <text:p text:style-name="P38"/>
      <text:p text:style-name="P39">IV – Por dissolução, suspensão, impedimento, concordata e /ou falência de uma das partes.</text:p>
      <text:p text:style-name="P39"/>
      <text:p text:style-name="P40">CLÁUSULA NONA: <text:s/>DOS RESPONSÁVEIS</text:p>
      <text:p text:style-name="P41"/>
      <text:p text:style-name="P37"><text:span text:style-name="T10">A </text:span><text:span text:style-name="T8">UENF</text:span><text:span text:style-name="T10"> praticará todos os atos que se tornem necessários à efetiva execução da presente disposição, através da PRÓ-REITORIA DE GRADUAÇÃO e a </text:span><text:span text:style-name="T6">[NOME]</text:span><text:span text:style-name="T10"> através de seu representante regularmente indicado para este fim.</text:span></text:p>
      <text:p text:style-name="P42"/>
      <text:p text:style-name="P37"><text:span text:style-name="T6">Parágrafo Único</text:span><text:span text:style-name="T10"> - A </text:span><text:span text:style-name="T8">UENF</text:span><text:span text:style-name="T10"> designará um supervisor de estágio, profissional da área do estagiário.</text:span></text:p>
      <text:p text:style-name="P39"/>
      <text:p text:style-name="P39"/>
      <text:p text:style-name="P39"/>
      <text:p text:style-name="P40"/>
      <text:p text:style-name="P40">CLÁUSULA DÉCIMA: DA PUBLICAÇÃO</text:p>
      <text:p text:style-name="P41"/>
      <text:p text:style-name="P37"><text:span text:style-name="T10">O presente Instrumento será publicado, em extrato, no prazo de 20 (vinte) dias a partir de sua celebração, no Diário Oficial do Estado do Rio de Janeiro, às expensas da </text:span><text:span text:style-name="T6">UENF.</text:span></text:p>
      <text:p text:style-name="P41"/>
      <text:p text:style-name="P37"><text:span text:style-name="T6">Parágrafo Único </text:span><text:span text:style-name="T13">- </text:span><text:span text:style-name="T10">A </text:span><text:span text:style-name="T8">UENF</text:span><text:span text:style-name="T10"> providenciará, até o 5º(quinto) dia útil seguinte ao da referida publicação, a remessa de 01(uma) cópia do presente instrumento ao Tribunal de Contas do Estado do Rio de Janeiro.</text:span></text:p>
      <text:p text:style-name="P40"/>
      <text:p text:style-name="P40">CLÁUSULA DÉCIMA PRIMEIRA: DO FORO</text:p>
      <text:p text:style-name="P42"/>
      <text:p text:style-name="P39">Para dirimir quaisquer questões decorrentes deste Convênio que não possam ser resolvidas através de mútuos entendimentos de medição <text:soft-page-break/>administrativa, elegem os convenentes o foro da Comarca de Campos dos Goytacazes/RJ.</text:p>
      <text:p text:style-name="P39"/>
      <text:p text:style-name="P39"/>
      <text:p text:style-name="P39">E, por estarem avençados e juntos, firmam os convenentes o presente Instrumento em 03(três) vias de igual forma, teor e valia, na presença das testemunhas abaixo elencadas.</text:p>
      <text:p text:style-name="P39"/>
      <text:p text:style-name="P39"/>
      <text:p text:style-name="P39"/>
      <text:p text:style-name="P47"><text:span text:style-name="T2">Campos dos Goytacazes, </text:span><text:span text:style-name="T17">______</text:span><text:span text:style-name="T2">de </text:span><text:span text:style-name="T17">____________</text:span><text:span text:style-name="T2">de </text:span><text:span text:style-name="T17">________</text:span><text:span text:style-name="T2">.</text:span></text:p>
      <text:p text:style-name="P48"/>
      <text:p text:style-name="P5"/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7">UENF</text:p>
            <text:p text:style-name="P6"/>
            <text:p text:style-name="P6"/>
            <text:p text:style-name="P6"/>
            <text:p text:style-name="P10">..............................................................</text:p>
            <text:p text:style-name="P10">Profª. Ana Beatriz Garcia</text:p>
            <text:p text:style-name="P10">Pró-Reitora de Graduação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54">[RAZAO_SOCIAL]</text:p>
            <text:p text:style-name="P56"/>
            <text:p text:style-name="P56"/>
            <text:p text:style-name="P56"/>
            <text:p text:style-name="P52">...............................................................</text:p>
            <text:p text:style-name="P53">[NOME_REPRESENTANTE]</text:p>
            <text:p text:style-name="P57">[FUNCAO_REPRESENTANTE]</text:p>
          </table:table-cell>
        </table:table-row>
        <table:table-row table:style-name="Tabela1.1">
          <table:table-cell table:style-name="Tabela1.A1" office:value-type="string">
            <text:p text:style-name="P11"/>
            <text:p text:style-name="P10"/>
            <text:p text:style-name="P10"/>
            <text:p text:style-name="P10"/>
            <text:p text:style-name="P10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8">Testemunhas: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1"/>
            <text:p text:style-name="P10"/>
            <text:p text:style-name="P10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50">1- .............................................................</text:p>
            <text:p text:style-name="P49">Nome: Roosevelt Rosa Maia Vieira</text:p>
            <text:p text:style-name="P9">CPF: 790.672.207-87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2">2- ............................................................</text:p>
            <text:p text:style-name="P9">Nome: </text:p>
            <text:p text:style-name="P9">CPF:</text:p>
          </table:table-cell>
        </table:table-row>
      </table:table>
      <text:h text:style-name="P60" text:outline-level="1"/>
      <text:h text:style-name="P62" text:outline-level="6"/>
      <text:h text:style-name="P64" text:outline-level="6">PLANO DE TRABALHO</text:h>
      <text:p text:style-name="P13"/>
      <text:h text:style-name="P63" text:outline-level="6"><text:span text:style-name="T32">CONVÊNIO UENF X </text:span><text:span text:style-name="T33">[RAZAO_SOCIAL]</text:span></text:h>
      <text:p text:style-name="P14"/>
      <text:p text:style-name="P15"/>
      <text:p text:style-name="P17">OBJETO A SER EXECUTADO</text:p>
      <text:p text:style-name="P4"><text:span text:style-name="T2">Convênio a ser celebrado entre a </text:span><text:span text:style-name="T16">[RAZAO_SOCIAL]</text:span><text:span text:style-name="T2"> e a Universidade Estadual do Norte Fluminense Darcy Ribeiro – UENF, para abertura de campo de estágio obrigatório e não-obrigatório, o qual será realizado por alunos matriculados nos cursos oferecidos pela </text:span><text:span text:style-name="T16">[NOME]</text:span><text:span text:style-name="T2">, e que estejam freqüentando.</text:span></text:p>
      <text:p text:style-name="P15"/>
      <text:p text:style-name="P17">METAS – (DETALHAMENTO DA PROPOSTA)</text:p>
      <text:p text:style-name="P45">Proporcionar a complementação do ensino e da aprendizagem, devendo ser planejado, executado, acompanhado e avaliado de acordo com currículos, programas e calendários escolares, a fim de se constituir instrumento de integração em termos de treinamento prático e de aperfeiçoamento técnico, cultural e científico.</text:p>
      <text:p text:style-name="P15"/>
      <text:p text:style-name="P17">ETAPAS OU FASES DE EXECUÇÃO</text:p>
      <text:p text:style-name="Corpo_20_de_20_texto_20_2"><text:span text:style-name="T2">Os estagiários executarão atividades compatíveis com seu grau de conhecimento e necessárias ao aprendizado e aperfeiçoamento prático, dentro das condições e horários que lhes forem igualmente determinados devendo cumprir a carga horária, estabelecida por lei em cumprimento da grade curricular aprovada da </text:span><text:span text:style-name="T16">[NOME].</text:span></text:p>
      <text:p text:style-name="P18"/>
      <text:h text:style-name="P61" text:outline-level="7">PLANO DE APLICAÇÃO DOS RECURSOS FINANCEIROS</text:h>
      <text:p text:style-name="P5">Não haverá repasse de recursos financeiros entre as parte relativa a este convênio e o estágio concedido não criará vínculo empregatício, bem como não implicará no pagamento obrigatório de bolsa-auxílio, o que será definido no Termo de Compromisso.</text:p>
      <text:p text:style-name="P5"/>
      <text:p text:style-name="P17">PREVISÃO DO PRAZO DE EXECUÇÃO</text:p>
      <text:p text:style-name="Corpo_20_de_20_texto_20_2"><text:span text:style-name="T2">O estágio terá duração acordada com a </text:span><text:span text:style-name="T4">UENF</text:span><text:span text:style-name="T2">, devendo o estagiário cumprir as horas semanais distribuídas pelos dias da semana, dentro do horário combinado com a </text:span><text:span text:style-name="T4">UENF </text:span><text:span text:style-name="T2">e sem prejuízo das atividades discentes, nas condições estabelecidas pelo Termo de Compromisso.</text:span></text:p>
      <text:p text:style-name="P55"/>
      <text:p text:style-name="P59"/>
      <text:p text:style-name="P22"><text:span text:style-name="T15">Campos dos Goytacazes, </text:span><text:span text:style-name="T21">____</text:span><text:span text:style-name="T15"> de </text:span><text:span text:style-name="T21">________________</text:span><text:span text:style-name="T15"> de </text:span><text:span text:style-name="T21">_________</text:span><text:span text:style-name="T15">.</text:span></text:p>
      <text:p text:style-name="P16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7">UENF</text:p>
            <text:p text:style-name="P6"/>
            <text:p text:style-name="P6"/>
            <text:p text:style-name="P6"/>
            <text:p text:style-name="P10">..............................................................</text:p>
            <text:p text:style-name="P10">Profª. Ana Beatriz Garcia</text:p>
            <text:p text:style-name="P10">Pró-Reitora de Graduação</text:p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54">[RAZAO_SOCIAL]</text:p>
            <text:p text:style-name="P56"/>
            <text:p text:style-name="P56"/>
            <text:p text:style-name="P56"/>
            <text:p text:style-name="P52">...............................................................</text:p>
            <text:p text:style-name="P53">[NOME_REPRESENTANTE]</text:p>
            <text:p text:style-name="P58">[FUNCAO_REPRESENTANTE]</text:p>
          </table:table-cell>
        </table:table-row>
      </table:table>
      <text:p text:style-name="P19"/>
      <text:p text:style-name="P19">R/Ma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 fo:hyphenation-ladder-count="no-limit">
        <style:tab-stops>
          <style:tab-stop style:position="0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" fo:letter-spacing="-0.005cm" style:font-size-complex="10pt" fo:hyphenate="false" fo:hyphenation-remain-char-count="2" fo:hyphenation-push-char-count="2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 fo:font-weight="bold" style:font-size-asian="16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0pt" fo:font-weight="bold" style:font-size-asian="10pt" style:font-weight-asian="bold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 Narrow"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9.991cm" fo:margin-right="0cm" fo:text-indent="0.762cm" style:auto-text-indent="false" fo:keep-with-next="always"/>
      <style:text-properties style:font-name="Arial Narrow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7.502cm" fo:margin-right="0cm" fo:text-align="justify" style:justify-single-word="false" fo:text-indent="0cm" style:auto-text-indent="false"/>
      <style:text-properties fo:font-size="8pt" style:font-size-asian="8pt" style:font-size-complex="10pt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align="justify" style:justify-single-word="false" fo:text-indent="2.501cm" style:auto-text-indent="false"/>
      <style:text-properties style:font-name="Arial" style:font-size-complex="10pt"/>
    </style:style>
    <style:style style:name="Endnote" style:family="paragraph" style:parent-style-name="Standard" style:class="extra">
      <style:paragraph-properties fo:orphans="0" fo:widows="0" style:text-autospace="none"/>
      <style:text-properties style:font-name="Courier New" fo:font-size="10pt" style:font-size-asian="10pt" style:font-name-complex="Courier New"/>
    </style:style>
    <style:style style:name="Corpo_20_de_20_texto_20_2" style:display-name="Corpo de texto 2" style:family="paragraph" style:parent-style-name="Standard">
      <style:paragraph-properties fo:text-align="justify" style:justify-single-word="false">
        <style:tab-stops>
          <style:tab-stop style:position="15.558cm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51cm" table:align="left" style:writing-mode="lr-tb"/>
    </style:style>
    <style:style style:name="Tabela4.A" style:family="table-column">
      <style:table-column-properties style:column-width="3.104cm"/>
    </style:style>
    <style:style style:name="Tabela4.B" style:family="table-column">
      <style:table-column-properties style:column-width="8.326cm"/>
    </style:style>
    <style:style style:name="Tabela4.C" style:family="table-column">
      <style:table-column-properties style:column-width="5.08cm"/>
    </style:style>
    <style:style style:name="Tabela4.1" style:family="table-row">
      <style:table-row-properties style:min-row-height="1.199cm" style:keep-together="false" fo:keep-together="always"/>
    </style:style>
    <style:style style:name="Tabela4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a4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a4.C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" style:family="table">
      <style:table-properties style:width="16.316cm" fo:margin-left="-0.123cm" table:align="left" style:writing-mode="lr-tb"/>
    </style:style>
    <style:style style:name="Tabela3.A" style:family="table-column">
      <style:table-column-properties style:column-width="16.316cm"/>
    </style:style>
    <style:style style:name="Tabela3.1" style:family="table-row">
      <style:table-row-properties style:min-row-height="0.041cm"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0.545cm" style:keep-together="true" fo:keep-together="auto"/>
    </style:style>
    <style:style style:name="Tabela3.A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MP2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MP3" style:family="paragraph" style:parent-style-name="Standard">
      <style:paragraph-properties fo:margin-left="0cm" fo:margin-right="2.099cm" fo:text-align="center" style:justify-single-word="false" fo:text-indent="0cm" style:auto-text-indent="false" style:snap-to-layout-grid="false"/>
      <style:text-properties fo:font-size="4pt" fo:letter-spacing="-0.004cm" style:font-size-asian="4pt"/>
    </style:style>
    <style:style style:name="MP4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MP5" style:family="paragraph" style:parent-style-name="Header">
      <style:paragraph-properties style:snap-to-layout-grid="false">
        <style:tab-stops/>
      </style:paragraph-properties>
      <style:text-properties style:font-name="Verdana"/>
    </style:style>
    <style:style style:name="MP6" style:family="paragraph" style:parent-style-name="Header">
      <style:paragraph-properties fo:text-align="center" style:justify-single-word="false" style:snap-to-layout-gri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MP7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MP8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MP9" style:family="paragraph" style:parent-style-name="Standard">
      <style:paragraph-properties fo:text-align="justify" style:justify-single-word="false"/>
      <style:text-properties style:font-name="Arial" fo:font-size="3pt" fo:font-weight="bold" style:font-size-asian="3pt" style:font-weight-asian="bold" style:font-name-complex="Arial" style:font-weight-complex="bold"/>
    </style:style>
    <style:style style:name="MP10" style:family="paragraph" style:parent-style-name="Endnote">
      <style:paragraph-properties fo:orphans="2" fo:widows="2" style:text-autospace="ideograph-alpha"/>
      <style:text-properties fo:font-size="6pt" fo:language="zxx" fo:country="none" style:font-size-asian="6pt" style:language-asian="zxx" style:country-asian="none"/>
    </style:style>
    <style:style style:name="MP11" style:family="paragraph">
      <style:paragraph-properties fo:text-align="center" style:writing-mode="lr-tb"/>
    </style:style>
    <style:style style:name="MP12" style:family="paragraph" style:parent-style-name="Footer">
      <style:text-properties fo:font-size="1pt"/>
    </style:style>
    <style:style style:name="MP13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035cm solid #000000" style:snap-to-layout-grid="false"/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MP14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MP15" style:family="paragraph" style:parent-style-name="Footer">
      <style:paragraph-properties fo:text-align="center" style:justify-single-word="false" style:snap-to-layout-grid="false"/>
      <style:text-properties style:font-name="Verdana" fo:font-size="8pt" style:font-size-asian="8pt" style:font-name-complex="Arial"/>
    </style:style>
    <style:style style:name="MP16" style:family="paragraph" style:parent-style-name="Footer">
      <style:paragraph-properties fo:text-align="center" style:justify-single-word="false"/>
    </style:style>
    <style:style style:name="MP17" style:family="paragraph" style:parent-style-name="Footer">
      <style:paragraph-properties>
        <style:tab-stops>
          <style:tab-stop style:position="5.08cm"/>
          <style:tab-stop style:position="7.795cm" style:type="center"/>
          <style:tab-stop style:position="8.294cm" style:type="center"/>
          <style:tab-stop style:position="15.589cm" style:type="right"/>
        </style:tab-stops>
      </style:paragraph-properties>
    </style:style>
    <style:style style:name="MP18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MT1" style:family="text"/>
    <style:style style:name="MT2" style:family="text">
      <style:text-properties style:font-name="Verdana" fo:font-size="8pt" style:font-size-asian="8pt"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2cm" draw:visible-area-height="6.404cm"/>
    </style:style>
    <style:style style:name="Mfr3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3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table:number-rows-spanned="2" office:value-type="string">
              <text:p text:style-name="MP1"><text:bookmark text:name="OLE_LINK2"/></text:p>
              <text:p text:style-name="MP2"/>
              <text:p text:style-name="MP2"/>
              <text:p text:style-name="MP2"/>
              <text:p text:style-name="MP2"/>
              <text:p text:style-name="MP2"><draw:frame draw:style-name="Mfr1" draw:name="figura1" text:anchor-type="as-char" svg:width="2.565cm" svg:height="1.143cm" draw:z-index="13"><draw:image xlink:href="Pictures/10000000000000CA0000005A95C147C3.jpg" xlink:type="simple" xlink:show="embed" xlink:actuate="onLoad"/></draw:frame></text:p>
            </table:table-cell>
            <table:table-cell table:style-name="Tabela4.B1" table:number-columns-spanned="2" office:value-type="string">
              <text:p text:style-name="MP3"><draw:frame draw:style-name="Mfr1" draw:name="figura2" text:anchor-type="as-char" svg:width="1.963cm" svg:height="2.506cm" draw:z-index="20"><draw:image xlink:href="Pictures/10000000000000E900000127224DC583.jpg" xlink:type="simple" xlink:show="embed" xlink:actuate="onLoad"/></draw:frame></text:p>
              <text:h text:style-name="MP4" text:outline-level="8"/>
            </table:table-cell>
            <table:covered-table-cell/>
          </table:table-row>
          <table:table-row table:style-name="Tabela4.1">
            <table:covered-table-cell/>
            <table:table-cell table:style-name="Tabela4.A1" office:value-type="string">
              <text:p text:style-name="MP5"><draw:frame draw:style-name="Mfr1" draw:name="figura3" text:anchor-type="as-char" svg:width="6.35cm" svg:height="1.048cm" draw:z-index="27"><draw:image xlink:href="Pictures/100000000000020A00000056F177981D.jpg" xlink:type="simple" xlink:show="embed" xlink:actuate="onLoad"/></draw:frame></text:p>
            </table:table-cell>
            <table:table-cell table:style-name="Tabela4.C2" office:value-type="string">
              <text:p text:style-name="MP6"><draw:frame draw:style-name="Mfr2" draw:name="Objeto1" text:anchor-type="as-char" svg:width="3.736cm" svg:height="0.794cm" draw:z-index="34"><draw:object-ole xlink:href="./Object 1" xlink:type="simple" xlink:show="embed" xlink:actuate="onLoad"/><draw:image xlink:href="./ObjectReplacements/Object 1" xlink:type="simple" xlink:show="embed" xlink:actuate="onLoad"/></draw:frame></text:p>
              <text:p text:style-name="MP7"/>
              <text:p text:style-name="MP8">Núcleo de Estágio da UENF</text:p>
            </table:table-cell>
          </table:table-row>
        </table:table>
        <text:p text:style-name="MP9"/>
        <text:p text:style-name="MP10"><draw:line text:anchor-type="char" draw:z-index="41" draw:style-name="Mgr1" draw:text-style-name="MP11" svg:x1="0cm" svg:y1="0.157cm" svg:x2="16.193cm" svg:y2="0.157cm"><text:p/></draw:line></text:p>
      </style:header>
      <style:footer>
        <text:p text:style-name="MP12"><draw:frame draw:style-name="Mfr3" draw:name="Quadro1" text:anchor-type="paragraph" svg:y="0.002cm" fo:min-width="0.041cm" draw:z-index="3"><draw:text-box fo:min-height="0.37cm"><text:p text:style-name="Footer"><text:span text:style-name="Page_20_Number"/></text:p></draw:text-box></draw:frame></text:p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13"/>
              <text:p text:style-name="MP14"/>
            </table:table-cell>
          </table:table-row>
          <table:table-row table:style-name="Tabela3.2">
            <table:table-cell table:style-name="Tabela3.A2" office:value-type="string">
              <text:p text:style-name="MP15">Av. Alberto Lamego, 2000 - Parque Califórnia <text:s/>- <text:s/>Campos dos Goytacazes/ RJ - <text:s text:c="2"/>CEP: <text:s/>28013-602</text:p>
              <text:p text:style-name="MP16"><text:span text:style-name="MT2">Tel.: (22) <text:s/>2739–7010 – e-mail: </text:span><text:a xlink:type="simple" xlink:href="mailto:estagio@uenf.br"><text:span text:style-name="Internet_20_link"><text:span text:style-name="MT2">estagio@uenf.br</text:span></text:span></text:a></text:p>
            </table:table-cell>
          </table:table-row>
        </table:table>
        <text:p text:style-name="MP17"/>
        <text:p text:style-name="Footer"/>
        <text:p text:style-name="MP18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inuta do Convênio nº         /2002</dc:title>
    <meta:initial-creator>asjur-rommel2</meta:initial-creator>
    <meta:creation-date>2011-01-21T11:38:00</meta:creation-date>
    <dc:creator>Rafael Carvalho</dc:creator>
    <dc:date>2011-02-15T12:05:21</dc:date>
    <meta:print-date>2008-06-06T13:56:00</meta:print-date>
    <meta:editing-cycles>5</meta:editing-cycles>
    <meta:editing-duration>PT01H50M19S</meta:editing-duration>
    <meta:generator>OpenOffice.org/3.2$Linux OpenOffice.org_project/320m19$Build-9505</meta:generator>
    <meta:document-statistic meta:table-count="4" meta:image-count="3" meta:object-count="1" meta:page-count="7" meta:paragraph-count="94" meta:word-count="1351" meta:character-count="9373"/>
    <meta:user-defined meta:name="Informações 1"/>
    <meta:user-defined meta:name="Informações 2"/>
    <meta:user-defined meta:name="Informações 3"/>
    <meta:user-defined meta:name="Informações 4"/>
  </office:meta>
</office:document-meta>
</file>